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hurme no2-webfont" svg:font-family="'hurme no2-webfont', apple-system, BlinkMacSystemFont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62626" loext:opacity="100%" style:font-name="Open Sans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62626" loext:opacity="100%" style:font-name="Open Sans" fo:font-size="10.5pt" fo:letter-spacing="normal" fo:font-style="normal" fo:font-weight="normal" officeooo:paragraph-rsid="0000243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Open Sans" fo:font-size="10.5pt" fo:letter-spacing="normal" fo:font-style="normal" fo:font-weight="normal" officeooo:paragraph-rsid="0000243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Open Sans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Open Sans" fo:font-size="10.5pt" fo:letter-spacing="normal" fo:font-style="normal" fo:font-weight="normal" officeooo:paragraph-rsid="00011e13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hurme no2-webfont" fo:font-size="12pt" fo:letter-spacing="normal" fo:font-style="normal" fo:font-weight="normal" officeooo:paragraph-rsid="0000243d"/>
    </style:style>
    <style:style style:name="T1" style:family="text">
      <style:text-properties fo:font-style="italic"/>
    </style:style>
    <style:style style:name="T2" style:family="text">
      <style:text-properties officeooo:rsid="0000243d"/>
    </style:style>
    <style:style style:name="T3" style:family="text">
      <style:text-properties style:use-window-font-color="true" loext:opacity="0%"/>
    </style:style>
    <style:style style:name="T4" style:family="text">
      <style:text-properties fo:color="#f6f7fb" loext:opacity="100%" style:font-name="hurme no2-webfont" fo:font-size="12pt"/>
    </style:style>
    <style:style style:name="T5" style:family="text">
      <style:text-properties style:font-name="hurme no2-webfont" fo:font-size="12pt"/>
    </style:style>
    <style:style style:name="T6" style:family="text">
      <style:text-properties style:font-name="hurme no2-webfont" fo:font-size="12pt" officeooo:rsid="00011e13"/>
    </style:style>
    <style:style style:name="T7" style:family="text">
      <style:text-properties officeooo:rsid="00011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2,</text:p>
      <text:p text:style-name="P2">If <text:span text:style-name="T7">there are no limits </text:span>then no area will remain. The area will increase with each subdivision towards infinity.</text:p>
      <text:p text:style-name="P3"/>
      <text:p text:style-name="P3"/>
      <text:p text:style-name="P3"><text:s/>2.8,</text:p>
      <text:p text:style-name="P5"><text:span text:style-name="T6">T</text:span><text:span text:style-name="T5">he complement of the color (r,g,b) is the color in CMY space </text:span></text:p>
      <text:p text:style-name="P5"><text:span text:style-name="T5">(c,m,y) = (1-r, 1-g, 1-b)</text:span></text:p>
      <text:p text:style-name="P5"><text:span text:style-name="T5"/></text:p>
      <text:p text:style-name="P3"><text:s/>2.11, </text:p>
      <text:p text:style-name="P6"><text:span text:style-name="T2">Draw a test line, t</text:span>hen count the number of times this line intersects with the polygon. A point is inside the polygon if the count of intersections is odd or the point lies on an edge of the polygon. <text:span text:style-name="T2">Else</text:span>, the point is outside the polygon.</text:p>
      <text:p text:style-name="P3"/>
      <text:p text:style-name="P3">2.12,</text:p>
      <text:p text:style-name="P3"><text:span text:style-name="T2">T</text:span>est each line segment against the others in the polygon and see if any of them intersect. If they do, the polygon is not simple.</text:p>
      <text:p text:style-name="P3"/>
      <text:p text:style-name="P3"><text:s/>2.15, </text:p>
      <text:p text:style-name="P3"><text:span text:style-name="T2">T</text:span>he colors in between their vertices are a mixture of the colors at each vertex.</text:p>
      <text:p text:style-name="P3"/>
      <text:p text:style-name="P3">2.19 </text:p>
      <text:p text:style-name="P4"><text:span text:style-name="T2">Increase the edge to a large number i</text:span>f this extended edge intersects with multiple edges, then it is concave. If it does not, it is convex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hurme no2-webfont" svg:font-family="'hurme no2-webfont', apple-system, BlinkMacSystemFont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23:55:44.640149155</meta:creation-date>
    <dc:date>2023-06-15T00:10:31.896364473</dc:date>
    <meta:editing-duration>PT4M27S</meta:editing-duration>
    <meta:editing-cycles>1</meta:editing-cycles>
    <meta:document-statistic meta:table-count="0" meta:image-count="0" meta:object-count="0" meta:page-count="1" meta:paragraph-count="13" meta:word-count="154" meta:character-count="818" meta:non-whitespace-character-count="670"/>
    <meta:generator>LibreOffice/7.3.7.2$Linux_X86_64 LibreOffice_project/30$Build-2</meta:generator>
  </office:meta>
</office:document-meta>
</file>